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2.57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office:value-type="string" calcext:value-type="string">
            <text:p>estimated HF QoI</text:p>
          </table:table-cell>
          <table:table-cell office:value-type="string" calcext:value-type="string">
            <text:p>abs rel error in HF QoI estim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8]-[.B2]" office:value-type="float" office:value="-0.00296813699905315" calcext:value-type="float">
            <text:p>-0.002968137</text:p>
          </table:table-cell>
          <table:table-cell office:value-type="float" office:value="-0.00891425935123895" calcext:value-type="float">
            <text:p>-0.0089142594</text:p>
          </table:table-cell>
          <table:table-cell table:formula="of:=ABS([.D2]/[.B2])" office:value-type="float" office:value="1.75471380390711" calcext:value-type="float">
            <text:p>1.7547138039</text:p>
          </table:table-cell>
          <table:table-cell table:formula="of:=ABS(([.D2]-[.C2])/[.C2])" office:value-type="float" office:value="2.00331802544244" calcext:value-type="float">
            <text:p>2.0033180254</text:p>
          </table:table-cell>
          <table:table-cell office:value-type="float" office:value="0" calcext:value-type="float">
            <text:p>0</text:p>
          </table:table-cell>
          <table:table-cell table:formula="of:=[.B2]+[.D2]" office:value-type="float" office:value="-0.00383408084498332" calcext:value-type="float">
            <text:p>-0.0038340808</text:p>
          </table:table-cell>
          <table:table-cell table:formula="of:=ABS((IHF-[.H2])/IHF)" office:value-type="float" office:value="2.81534351096243" calcext:value-type="float">
            <text:p>2.8153435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23629059235697" calcext:value-type="float">
            <text:p>0.0022362906</text:p>
          </table:table-cell>
          <table:table-cell table:formula="of:=[.B8]-[.B3]" office:value-type="float" office:value="-0.000124249085154494" calcext:value-type="float">
            <text:p>-0.0001242491</text:p>
          </table:table-cell>
          <table:table-cell office:value-type="float" office:value="-0.000149500743963817" calcext:value-type="float">
            <text:p>-0.0001495007</text:p>
          </table:table-cell>
          <table:table-cell table:formula="of:=ABS([.D3]/[.B3])" office:value-type="float" office:value="0.066852109683227" calcext:value-type="float">
            <text:p>0.0668521097</text:p>
          </table:table-cell>
          <table:table-cell table:formula="of:=ABS(([.D3]-[.C3])/[.C3])" office:value-type="float" office:value="0.203234162874718" calcext:value-type="float">
            <text:p>0.2032341629</text:p>
          </table:table-cell>
          <table:table-cell office:value-type="float" office:value="0.05" calcext:value-type="float">
            <text:p>0.05</text:p>
          </table:table-cell>
          <table:table-cell table:formula="of:=[.B3]+[.D3]" office:value-type="float" office:value="0.00208678984839315" calcext:value-type="float">
            <text:p>0.0020867898</text:p>
          </table:table-cell>
          <table:table-cell table:formula="of:=ABS((IHF-[.H3])/IHF)" office:value-type="float" office:value="0.0119560428728365" calcext:value-type="float">
            <text:p>0.01195604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05164637320903" calcext:value-type="float">
            <text:p>0.0020516464</text:p>
          </table:table-cell>
          <table:table-cell table:formula="of:=[.B8]-[.B4]" office:value-type="float" office:value="0.0000603951339934383" calcext:value-type="float">
            <text:p>6.03951339934383E-005</text:p>
          </table:table-cell>
          <table:table-cell table:style-name="ce3" office:value-type="float" office:value="0.0000973680951571578" calcext:value-type="float">
            <text:p>9.74E-005</text:p>
          </table:table-cell>
          <table:table-cell table:formula="of:=ABS([.D4]/[.B4])" office:value-type="float" office:value="0.0474585174270855" calcext:value-type="float">
            <text:p>0.0474585174</text:p>
          </table:table-cell>
          <table:table-cell table:formula="of:=ABS(([.D4]-[.C4])/[.C4])" office:value-type="float" office:value="0.612184438033311" calcext:value-type="float">
            <text:p>0.612184438</text:p>
          </table:table-cell>
          <table:table-cell office:value-type="float" office:value="0.114" calcext:value-type="float">
            <text:p>0.114</text:p>
          </table:table-cell>
          <table:table-cell table:formula="of:=[.B4]+[.D4]" office:value-type="float" office:value="0.00214901446836619" calcext:value-type="float">
            <text:p>0.0021490145</text:p>
          </table:table-cell>
          <table:table-cell table:formula="of:=ABS((IHF-[.H4])/IHF)" office:value-type="float" office:value="0.0175057928727416" calcext:value-type="float">
            <text:p>0.01750579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206698240814279" calcext:value-type="float">
            <text:p>0.0020669824</text:p>
          </table:table-cell>
          <table:table-cell table:formula="of:=[.B8]-[.B5]" office:value-type="float" office:value="0.0000450590990596859" calcext:value-type="float">
            <text:p>4.50590990596859E-005</text:p>
          </table:table-cell>
          <table:table-cell table:style-name="ce3" office:value-type="float" office:value="0.0000593293187119781" calcext:value-type="float">
            <text:p>5.93E-005</text:p>
          </table:table-cell>
          <table:table-cell table:formula="of:=ABS([.D5]/[.B5])" office:value-type="float" office:value="0.0287033496164519" calcext:value-type="float">
            <text:p>0.0287033496</text:p>
          </table:table-cell>
          <table:table-cell table:formula="of:=ABS(([.D5]-[.C5])/[.C5])" office:value-type="float" office:value="0.316700066137358" calcext:value-type="float">
            <text:p>0.3167000661</text:p>
          </table:table-cell>
          <table:table-cell office:value-type="float" office:value="0.158" calcext:value-type="float">
            <text:p>0.158</text:p>
          </table:table-cell>
          <table:table-cell table:formula="of:=[.B5]+[.D5]" office:value-type="float" office:value="0.00212631172685476" calcext:value-type="float">
            <text:p>0.0021263117</text:p>
          </table:table-cell>
          <table:table-cell table:formula="of:=ABS((IHF-[.H5])/IHF)" office:value-type="float" office:value="0.00675660000223861" calcext:value-type="float">
            <text:p>0.00675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208551094172238" calcext:value-type="float">
            <text:p>0.0020855109</text:p>
          </table:table-cell>
          <table:table-cell table:formula="of:=[.B8]-[.B6]" office:value-type="float" office:value="0.0000265305654800932" calcext:value-type="float">
            <text:p>2.65305654800932E-005</text:p>
          </table:table-cell>
          <table:table-cell table:style-name="ce3" office:value-type="float" office:value="0.0000311199574879084" calcext:value-type="float">
            <text:p>3.11E-005</text:p>
          </table:table-cell>
          <table:table-cell table:formula="of:=ABS([.D6]/[.B6])" office:value-type="float" office:value="0.0149219823618893" calcext:value-type="float">
            <text:p>0.0149219824</text:p>
          </table:table-cell>
          <table:table-cell table:formula="of:=ABS(([.D6]-[.C6])/[.C6])" office:value-type="float" office:value="0.172985080595392" calcext:value-type="float">
            <text:p>0.1729850806</text:p>
          </table:table-cell>
          <table:table-cell office:value-type="float" office:value="0.204" calcext:value-type="float">
            <text:p>0.204</text:p>
          </table:table-cell>
          <table:table-cell table:formula="of:=[.B6]+[.D6]" office:value-type="float" office:value="0.00211663089921029" calcext:value-type="float">
            <text:p>0.0021166309</text:p>
          </table:table-cell>
          <table:table-cell table:formula="of:=ABS((IHF-[.H6])/IHF)" office:value-type="float" office:value="0.00217296487411092" calcext:value-type="float">
            <text:p>0.002172964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21050418457981" calcext:value-type="float">
            <text:p>0.0021050418</text:p>
          </table:table-cell>
          <table:table-cell table:formula="of:=[.B8]-[.B7]" office:value-type="float" office:value="0.0000069996614043685" calcext:value-type="float">
            <text:p>6.9996614043685E-006</text:p>
          </table:table-cell>
          <table:table-cell table:style-name="ce3" office:value-type="float" office:value="0.00000716589520653472" calcext:value-type="float">
            <text:p>7.17E-006</text:p>
          </table:table-cell>
          <table:table-cell table:formula="of:=ABS([.D7]/[.B7])" office:value-type="float" office:value="0.00340415807925084" calcext:value-type="float">
            <text:p>0.0034041581</text:p>
          </table:table-cell>
          <table:table-cell table:formula="of:=ABS(([.D7]-[.C7])/[.C7])" office:value-type="float" office:value="0.0237488347739901" calcext:value-type="float">
            <text:p>0.0237488348</text:p>
          </table:table-cell>
          <table:table-cell office:value-type="float" office:value="0.254" calcext:value-type="float">
            <text:p>0.254</text:p>
          </table:table-cell>
          <table:table-cell table:formula="of:=[.B7]+[.D7]" office:value-type="float" office:value="0.00211220774100464" calcext:value-type="float">
            <text:p>0.0021122077</text:p>
          </table:table-cell>
          <table:table-cell table:formula="of:=ABS((IHF-[.H7])/IHF)" office:value-type="float" office:value="0.0000787076397880129" calcext:value-type="float">
            <text:p>7.87076397880129E-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211204150720247" calcext:value-type="float">
            <text:p>0.0021120415</text:p>
          </table:table-cell>
          <table:table-cell table:style-name="ce2" office:value-type="string" calcext:value-type="string" table:number-columns-spanned="2" table:number-rows-spanned="1">
            <text:p>← from continuation (42-142-242-342-442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HF" table:base-cell-address="$Sheet1.$B$8" table:cell-range-address="$Sheet1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3:36:41.110065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5-14T15:26:40.514227927</dc:date>
    <meta:editing-duration>PT13H49M13S</meta:editing-duration>
    <meta:editing-cycles>14</meta:editing-cycles>
    <meta:generator>LibreOffice/4.2.8.2$Linux_X86_64 LibreOffice_project/420m0$Build-2</meta:generator>
    <meta:document-statistic meta:table-count="1" meta:cell-count="65" meta:object-count="0"/>
  </office:meta>
</office:document-meta>
</file>